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0.002cm solid #000000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Machines</text:p>
          </table:table-cell>
          <table:table-cell table:style-name="ce1" office:value-type="string">
            <text:p>Coût Maint. (en kE)</text:p>
          </table:table-cell>
          <table:table-cell table:style-name="ce1" office:value-type="string">
            <text:p>Nb Arrêts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Presse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Tour</text:p>
          </table:table-cell>
          <table:table-cell office:value-type="float" office:value="150">
            <text:p>150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Code</text:p>
          </table:table-cell>
          <table:table-cell office:value-type="string">
            <text:p>Plieus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Soudeuse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Extrusion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Montage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Default" table:number-columns-repeated="2"/>
          <table:table-cell table:formula="of:=SUM([.C2:.C7])" office:value-type="float" office:value="400">
            <text:p>400</text:p>
          </table:table-cell>
          <table:table-cell table:formula="of:=SUM([.D2:.D7])" office:value-type="float" office:value="50">
            <text:p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18/10/2013</text:date>, <text:time>13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18T13:40:55.05</dc:date>
    <meta:editing-duration>PT8M17S</meta:editing-duration>
    <meta:editing-cycles>5</meta:editing-cycles>
    <meta:generator>OpenOffice.org/3.3$Win32 OpenOffice.org_project/330m20$Build-9567</meta:generator>
    <dc:creator>Franck OURION</dc:creator>
    <meta:document-statistic meta:table-count="1" meta:cell-count="30" meta:object-count="0"/>
  </office:meta>
</office:document-meta>
</file>